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ira Code" svg:font-family="'Fira Code', 'Fira Mono', Menlo, Consolas, 'DejaVu Sans Mono',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Preformatted_20_Text">
      <style:paragraph-properties fo:margin-left="0cm" fo:margin-right="0cm" fo:line-height="150%" fo:text-align="start" style:justify-single-word="false" fo:orphans="1" fo:text-indent="0cm" style:auto-text-indent="false"/>
    </style:style>
    <style:style style:name="P2" style:family="paragraph" style:parent-style-name="Preformatted_20_Text">
      <style:paragraph-properties fo:margin-left="0cm" fo:margin-right="0cm" fo:line-height="150%" fo:text-align="start" style:justify-single-word="false" fo:orphans="1"/>
    </style:style>
    <style:style style:name="P3" style:family="paragraph" style:parent-style-name="Preformatted_20_Text">
      <style:paragraph-properties fo:margin-left="0cm" fo:margin-right="0cm" fo:margin-top="0cm" fo:margin-bottom="0.499cm" style:contextual-spacing="false" fo:line-height="150%" fo:text-align="start" style:justify-single-word="false" fo:orphans="1"/>
    </style:style>
    <style:style style:name="P4" style:family="paragraph" style:parent-style-name="Preformatted_20_Text">
      <style:paragraph-properties fo:orphans="1"/>
    </style:style>
    <style:style style:name="P5" style:family="paragraph" style:parent-style-name="Text_20_body">
      <style:paragraph-properties fo:margin-left="0cm" fo:margin-right="0cm" fo:orphans="1" fo:text-indent="0cm" style:auto-text-indent="false"/>
    </style:style>
    <style:style style:name="P6" style:family="paragraph" style:parent-style-name="Text_20_body">
      <style:paragraph-properties fo:orphans="1"/>
    </style:style>
    <style:style style:name="P7" style:family="paragraph" style:parent-style-name="Preformatted_20_Text">
      <style:paragraph-properties fo:margin-left="0cm" fo:margin-right="0cm" fo:line-height="150%" fo:text-align="start" style:justify-single-word="false" fo:orphans="1"/>
      <style:text-properties fo:color="#000000" loext:opacity="100%" fo:background-color="transparent"/>
    </style:style>
    <style:style style:name="P8" style:family="paragraph" style:parent-style-name="Preformatted_20_Text">
      <style:paragraph-properties fo:orphans="1"/>
      <style:text-properties fo:color="#000000" loext:opacity="100%" fo:background-color="transparent"/>
    </style:style>
    <style:style style:name="P9" style:family="paragraph" style:parent-style-name="Text_20_body" style:list-style-name="L1">
      <style:paragraph-properties fo:orphans="1"/>
    </style:style>
    <style:style style:name="P10" style:family="paragraph" style:parent-style-name="Text_20_body" style:list-style-name="L2">
      <style:paragraph-properties fo:orphans="1"/>
    </style:style>
    <style:style style:name="P11" style:family="paragraph" style:parent-style-name="Text_20_body" style:list-style-name="L3">
      <style:paragraph-properties fo:margin-top="0cm" fo:margin-bottom="0cm" style:contextual-spacing="false" fo:orphans="1"/>
    </style:style>
    <style:style style:name="P12" style:family="paragraph" style:parent-style-name="Text_20_body" style:list-style-name="L3">
      <style:paragraph-properties fo:orphans="1"/>
    </style:style>
    <style:style style:name="P13" style:family="paragraph" style:parent-style-name="Text_20_body" style:list-style-name="L4">
      <style:paragraph-properties fo:orphans="1"/>
    </style:style>
    <style:style style:name="P14" style:family="paragraph" style:parent-style-name="Text_20_body" style:list-style-name="L5">
      <style:paragraph-properties fo:orphans="1"/>
    </style:style>
    <style:style style:name="P15" style:family="paragraph" style:parent-style-name="Text_20_body" style:list-style-name="L6">
      <style:paragraph-properties fo:margin-top="0cm" fo:margin-bottom="0cm" style:contextual-spacing="false" fo:orphans="1"/>
    </style:style>
    <style:style style:name="P16" style:family="paragraph" style:parent-style-name="Text_20_body" style:list-style-name="L6">
      <style:paragraph-properties fo:orphans="1"/>
    </style:style>
    <style:style style:name="P17" style:family="paragraph" style:parent-style-name="Text_20_body" style:list-style-name="L7">
      <style:paragraph-properties fo:margin-top="0cm" fo:margin-bottom="0cm" style:contextual-spacing="false" fo:orphans="1"/>
    </style:style>
    <style:style style:name="P18" style:family="paragraph" style:parent-style-name="Text_20_body" style:list-style-name="L7">
      <style:paragraph-properties fo:orphans="1"/>
    </style:style>
    <style:style style:name="P19" style:family="paragraph" style:parent-style-name="Text_20_body">
      <style:paragraph-properties fo:margin-left="0cm" fo:margin-right="0cm" fo:orphans="1" fo:text-indent="0cm" style:auto-text-indent="false"/>
    </style:style>
    <style:style style:name="T1" style:family="text">
      <style:text-properties fo:color="#000000" loext:opacity="100%" fo:background-color="transparent" loext:char-shading-value="0"/>
    </style:style>
    <style:style style:name="T2" style:family="text">
      <style:text-properties fo:color="#000000" loext:opacity="100%" fo:background-color="transparent" loext:char-shading-value="0" loext:padding="0cm" loext:border="none"/>
    </style:style>
    <style:style style:name="T3" style:family="text">
      <style:text-properties fo:color="#000000" loext:opacity="100%" style:font-name="Fira Code" fo:background-color="transparent" loext:char-shading-value="0" loext:padding="0cm" loext:border="none"/>
    </style:style>
    <style:style style:name="T4" style:family="text">
      <style:text-properties officeooo:rsid="0014c1ba"/>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text:start-value="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text:start-value="4">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AGs <text:span text:style-name="T4">Planung und ToDos</text:span></text:h>
      <text:p text:style-name="P5"/>
      <text:h text:style-name="Heading_20_2" text:outline-level="2">Geplante nächste Schritte:</text:h>
      <text:p text:style-name="P5"/>
      <text:p text:style-name="P5">1. Feinabstimmung des Modells:</text:p>
      <text:p text:style-name="P5"><text:s text:c="3"/>- Experimentieren mit verschiedenen Hyperparametern.</text:p>
      <text:p text:style-name="P5"><text:s text:c="3"/>- Möglicherweise Implementierung von Kreuzvalidierung für robustere Ergebnisse.</text:p>
      <text:p text:style-name="P5"/>
      <text:p text:style-name="P5">2. Erweiterung der Datenvorverarbeitung:</text:p>
      <text:p text:style-name="P5"><text:s text:c="3"/>- Implementierung von Textbereinigung und -normalisierung.</text:p>
      <text:p text:style-name="P5"><text:s text:c="3"/>- Möglicherweise Hinzufügen von Featurization-Techniken.</text:p>
      <text:p text:style-name="P5"/>
      <text:p text:style-name="P5">3. Modellvergleich:</text:p>
      <text:p text:style-name="P5"><text:s text:c="3"/>- Implementierung eines systematischen Vergleichs verschiedener Modelle (z.B. BERT, RoBERTa, XLNet).</text:p>
      <text:p text:style-name="P5"/>
      <text:p text:style-name="P5">4. Visualisierung der Ergebnisse:</text:p>
      <text:p text:style-name="P5"><text:s text:c="3"/>- Hinzufügen von Funktionen zur grafischen Darstellung der Klassifizierungsergebnisse.</text:p>
      <text:p text:style-name="P5"/>
      <text:p text:style-name="P5">5. Verbesserung der Benutzerfreundlichkeit:</text:p>
      <text:p text:style-name="P5"><text:s text:c="3"/>- Möglicherweise Entwicklung einer einfachen GUI oder Web-Schnittstelle.</text:p>
      <text:p text:style-name="P5"/>
      <text:p text:style-name="P5">6. Erweiterung der Testabdeckung:</text:p>
      <text:p text:style-name="P5"><text:s text:c="3"/>- Implementierung von Unit-Tests und Integrationstests.</text:p>
      <text:p text:style-name="P5"/>
      <text:p text:style-name="P5">7. Optimierung der Leistung:</text:p>
      <text:p text:style-name="P5"><text:s text:c="3"/>- Untersuchung von Möglichkeiten zur Beschleunigung des Trainings und der Inferenz.</text:p>
      <text:p text:style-name="P5"/>
      <text:p text:style-name="P5">8. Datenschutz und Sicherheit:</text:p>
      <text:p text:style-name="P5"><text:s text:c="3"/>- Überprüfung und Verbesserung der Datenschutz- und Sicherheitsaspekte des Skripts.</text:p>
      <text:p text:style-name="P5"/>
      <text:p text:style-name="P5"><text:soft-page-break/>Für den nächsten Chat sollten wir uns darauf konzentrieren, welche dieser geplanten Schritte Priorität haben und wie wir sie am besten umsetzen können. Wir könnten auch diskutieren, ob es neue Anforderungen oder Herausforderungen gibt, die wir berücksichtigen sollten.</text:p>
      <text:p text:style-name="P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ira Code" svg:font-family="'Fira Code', 'Fira Mono', Menlo, Consolas, 'DejaVu Sans Mono',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e" fo:country="CH"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CH"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30T15:50:05.595475662</meta:creation-date>
    <dc:date>2024-07-31T08:24:29.462907202</dc:date>
    <meta:editing-duration>PT2M46S</meta:editing-duration>
    <meta:editing-cycles>3</meta:editing-cycles>
    <meta:generator>LibreOffice/24.2.4.2$Linux_X86_64 LibreOffice_project/420$Build-2</meta:generator>
    <meta:document-statistic meta:table-count="0" meta:image-count="0" meta:object-count="0" meta:page-count="2" meta:paragraph-count="21" meta:word-count="154" meta:character-count="1325" meta:non-whitespace-character-count="1162"/>
  </office:meta>
</office:document-meta>
</file>